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Endpoint.getJax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.process( MessageExchange exchang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Exception.Xm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NEndpoint.createJAXBContext( Class interfa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xception.setStackTrace( String 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.WSNEndpoint( String address , Object poj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NEndpoint.getWebServiceAnnotation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xcep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.activ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biFault.JbiFault( BaseFaultType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Fault.setInfo( BaseFaultType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xception.ge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.getWebServiceMethod( QName interfaceName , QName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Fault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Endpoint.createJAXBContext( Iterable &lt; Class &gt; interface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biFault.Jbi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xception.XmlException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